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stroke="none" svg:stroke-color="#000000" draw:fill="none" draw:fill-color="#ffffff" fo:min-height="0.7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8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none" svg:stroke-color="#000000" draw:fill="none" draw:fill-color="#ffffff" fo:min-height="1.6cm"/>
    </style:style>
    <style:style style:name="gr10" style:family="graphic" style:parent-style-name="objectwithoutfill">
      <style:graphic-properties draw:stroke="dash" draw:stroke-dash="Fine_20_Dotted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xml:id="id2" draw:id="id2" draw:layer="layout" svg:width="5cm" svg:height="1.25cm" svg:x="17.7cm" svg:y="1.5cm">
          <draw:text-box>
            <text:p>?- istdrin(a,Zs).</text:p>
          </draw:text-box>
        </draw:frame>
        <draw:frame draw:style-name="gr2" xml:id="id1" draw:id="id1" draw:layer="layout" svg:width="5.1cm" svg:height="0.963cm" svg:x="22.8cm" svg:y="3.6cm">
          <draw:text-box>
            <text:p>out[Zs/[a|Xs]]</text:p>
          </draw:text-box>
        </draw:frame>
        <draw:frame draw:style-name="gr3" xml:id="id3" draw:id="id3" draw:layer="layout" svg:width="6.4cm" svg:height="0.963cm" svg:x="14cm" svg:y="3.5cm">
          <draw:text-box>
            <text:p>?- istdrin(a,[Z1|Z1s]).</text:p>
          </draw:text-box>
        </draw:frame>
        <draw:connector draw:style-name="gr4" draw:text-style-name="P1" draw:layer="layout" draw:type="line" svg:x1="25.35cm" svg:y1="3.6cm" svg:x2="20.2cm" svg:y2="2.75cm" draw:start-shape="id1" draw:start-glue-point="0" draw:end-shape="id2" draw:end-glue-point="2" svg:d="m25350 3600-5150-850" svg:viewBox="0 0 5151 851">
          <text:p/>
        </draw:connector>
        <draw:frame draw:style-name="gr5" draw:layer="layout" svg:width="9.4cm" svg:height="1.675cm" svg:x="9.3cm" svg:y="1.625cm">
          <draw:text-box>
            <text:p>Regel</text:p>
            <text:p>[X/a, Zs/[Z1|Z1s], Xs/Z1s, Y/Z1]</text:p>
          </draw:text-box>
        </draw:frame>
        <draw:connector draw:style-name="gr4" draw:text-style-name="P1" draw:layer="layout" draw:type="line" svg:x1="20.2cm" svg:y1="2.75cm" svg:x2="17.2cm" svg:y2="3.5cm" draw:start-shape="id2" draw:start-glue-point="2" draw:end-shape="id3" draw:end-glue-point="0" svg:d="m20200 2750-3000 750" svg:viewBox="0 0 3001 751">
          <text:p/>
        </draw:connector>
        <draw:frame draw:style-name="gr6" xml:id="id4" draw:id="id4" draw:layer="layout" svg:width="5.5cm" svg:height="1cm" svg:x="18.2cm" svg:y="5.6cm">
          <draw:text-box>
            <text:p>out[Zs/[a|[a|Z2s]]]</text:p>
          </draw:text-box>
        </draw:frame>
        <draw:connector draw:style-name="gr4" draw:text-style-name="P1" draw:layer="layout" draw:type="line" svg:x1="20.95cm" svg:y1="5.6cm" svg:x2="17.2cm" svg:y2="4.463cm" draw:start-shape="id4" draw:start-glue-point="0" draw:end-shape="id3" draw:end-glue-point="2" svg:d="m20950 5600-3750-1137" svg:viewBox="0 0 3751 1138">
          <text:p/>
        </draw:connector>
        <draw:frame draw:style-name="gr1" draw:layer="layout" svg:width="1.8cm" svg:height="1.25cm" svg:x="23.6cm" svg:y="2.5cm">
          <draw:text-box>
            <text:p>Fakt</text:p>
          </draw:text-box>
        </draw:frame>
        <draw:frame draw:style-name="gr7" draw:layer="layout" svg:width="1.8cm" svg:height="1.05cm" svg:x="20cm" svg:y="4.5cm">
          <draw:text-box>
            <text:p>Fakt</text:p>
          </draw:text-box>
        </draw:frame>
        <draw:frame draw:style-name="gr8" xml:id="id5" draw:id="id5" draw:layer="layout" svg:width="6.7cm" svg:height="0.963cm" svg:x="10.4cm" svg:y="5.7cm">
          <draw:text-box>
            <text:p>?- istdrin(a,[Z2|Z2s]).</text:p>
          </draw:text-box>
        </draw:frame>
        <draw:frame draw:style-name="gr5" draw:layer="layout" svg:width="9.8cm" svg:height="1.675cm" svg:x="4.9cm" svg:y="3.825cm">
          <draw:text-box>
            <text:p>Regel</text:p>
            <text:p>[X/a, Z1s/[Z2|Z2s], Xs/Z2s, Y/Z2]</text:p>
          </draw:text-box>
        </draw:frame>
        <draw:connector draw:style-name="gr4" draw:text-style-name="P1" draw:layer="layout" draw:type="line" svg:x1="17.2cm" svg:y1="4.463cm" svg:x2="13.75cm" svg:y2="5.7cm" draw:start-shape="id3" draw:start-glue-point="2" draw:end-shape="id5" draw:end-glue-point="0" svg:d="m17200 4463-3450 1237" svg:viewBox="0 0 3451 1238">
          <text:p/>
        </draw:connector>
        <draw:frame draw:style-name="gr5" xml:id="id6" draw:id="id6" draw:layer="layout" svg:width="6.3cm" svg:height="1.35cm" svg:x="13.9cm" svg:y="7.75cm">
          <draw:text-box>
            <text:p>out[Zs/[a|[a|[a|Z2s]]]]</text:p>
          </draw:text-box>
        </draw:frame>
        <draw:connector draw:style-name="gr4" draw:text-style-name="P1" draw:layer="layout" draw:type="line" svg:x1="13.75cm" svg:y1="6.663cm" svg:x2="17.05cm" svg:y2="7.75cm" draw:start-shape="id5" draw:start-glue-point="2" draw:end-shape="id6" draw:end-glue-point="0" svg:d="m13750 6663 3300 1087" svg:viewBox="0 0 3301 1088">
          <text:p/>
        </draw:connector>
        <draw:frame draw:style-name="gr7" draw:layer="layout" svg:width="1.8cm" svg:height="1.05cm" svg:x="16.1cm" svg:y="6.7cm">
          <draw:text-box>
            <text:p>Fakt</text:p>
          </draw:text-box>
        </draw:frame>
        <draw:frame draw:style-name="gr5" draw:layer="layout" svg:width="9.8cm" svg:height="1.675cm" svg:x="1cm" svg:y="6.125cm">
          <draw:text-box>
            <text:p>Regel</text:p>
            <text:p>[X/a, Z2s/[Z3|Z3s], Xs/Z3s, Y/Z3]</text:p>
          </draw:text-box>
        </draw:frame>
        <draw:frame draw:style-name="gr6" xml:id="id7" draw:id="id7" draw:layer="layout" svg:width="6.6cm" svg:height="1cm" svg:x="6.7cm" svg:y="7.9cm">
          <draw:text-box>
            <text:p>?- istdrin(a,[Z3|Z3s]).</text:p>
          </draw:text-box>
        </draw:frame>
        <draw:connector draw:style-name="gr4" draw:text-style-name="P1" draw:layer="layout" draw:type="line" svg:x1="13.75cm" svg:y1="6.663cm" svg:x2="10cm" svg:y2="7.9cm" draw:start-shape="id5" draw:start-glue-point="2" draw:end-shape="id7" draw:end-glue-point="0" svg:d="m13750 6663-3750 1237" svg:viewBox="0 0 3751 1238">
          <text:p/>
        </draw:connector>
        <draw:frame draw:style-name="gr5" xml:id="id8" draw:id="id8" draw:layer="layout" svg:width="7.4cm" svg:height="1.35cm" svg:x="8.1cm" svg:y="10.25cm">
          <draw:text-box>
            <text:p>out[Zs/[a|[a|[a|[a|Z3s]]]]]</text:p>
          </draw:text-box>
        </draw:frame>
        <draw:frame draw:style-name="gr7" draw:layer="layout" svg:width="1.8cm" svg:height="1.05cm" svg:x="11.2cm" svg:y="9.25cm">
          <draw:text-box>
            <text:p>Fakt</text:p>
          </draw:text-box>
        </draw:frame>
        <draw:connector draw:style-name="gr4" draw:text-style-name="P1" draw:layer="layout" draw:type="line" svg:x1="10cm" svg:y1="8.9cm" svg:x2="11.8cm" svg:y2="10.25cm" draw:start-shape="id7" draw:start-glue-point="2" draw:end-shape="id8" draw:end-glue-point="0" svg:d="m10000 8900 1800 1350" svg:viewBox="0 0 1801 1351">
          <text:p/>
        </draw:connector>
        <draw:frame draw:style-name="gr9" xml:id="id9" draw:id="id9" draw:layer="layout" svg:width="5.1cm" svg:height="1.85cm" svg:x="2.2cm" svg:y="10.15cm">
          <draw:text-box>
            <text:p>unendlicher Ast</text:p>
          </draw:text-box>
        </draw:frame>
        <draw:connector draw:style-name="gr10" draw:text-style-name="P1" draw:layer="layout" draw:type="line" svg:x1="10cm" svg:y1="8.9cm" svg:x2="4.75cm" svg:y2="10.15cm" draw:start-shape="id7" draw:start-glue-point="2" draw:end-shape="id9" draw:end-glue-point="0" svg:d="m10000 8900-5250 1250" svg:viewBox="0 0 5251 1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7T20:22:18.367000000</meta:creation-date>
    <dc:date>2013-11-08T14:09:17.284000000</dc:date>
    <meta:editing-duration>PT11M18S</meta:editing-duration>
    <meta:editing-cycles>8</meta:editing-cycles>
    <meta:generator>LibreOffice/4.1.2.3$Windows_x86 LibreOffice_project/40b2d7fde7e8d2d7bc5a449dc65df4d08a7dd38</meta:generator>
    <meta:document-statistic meta:object-count="24"/>
  </office:meta>
</office:document-meta>
</file>